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5674in" table:align="left"/>
    </style:style>
    <style:style style:name="Table1.A" style:family="table-column">
      <style:table-column-properties style:column-width="0.7306in"/>
    </style:style>
    <style:style style:name="Table1.B" style:family="table-column">
      <style:table-column-properties style:column-width="1.1736in"/>
    </style:style>
    <style:style style:name="Table1.C" style:family="table-column">
      <style:table-column-properties style:column-width="2.663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3528in" table:align="left"/>
    </style:style>
    <style:style style:name="Table2.A" style:family="table-column">
      <style:table-column-properties style:column-width="0.6188in"/>
    </style:style>
    <style:style style:name="Table2.B" style:family="table-column">
      <style:table-column-properties style:column-width="0.73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7979in" table:align="left"/>
    </style:style>
    <style:style style:name="Table3.A" style:family="table-column">
      <style:table-column-properties style:column-width="0.5736in"/>
    </style:style>
    <style:style style:name="Table3.B" style:family="table-column">
      <style:table-column-properties style:column-width="1.224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3271in" table:align="left"/>
    </style:style>
    <style:style style:name="Table4.A" style:family="table-column">
      <style:table-column-properties style:column-width="0.5931in"/>
    </style:style>
    <style:style style:name="Table4.B" style:family="table-column">
      <style:table-column-properties style:column-width="0.73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625in" table:align="left"/>
    </style:style>
    <style:style style:name="Table5.A" style:family="table-column">
      <style:table-column-properties style:column-width="0.5694in"/>
    </style:style>
    <style:style style:name="Table5.B" style:family="table-column">
      <style:table-column-properties style:column-width="0.3528in"/>
    </style:style>
    <style:style style:name="Table5.D" style:family="table-column">
      <style:table-column-properties style:column-width="0.3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85in" table:align="left"/>
    </style:style>
    <style:style style:name="Table6.A" style:family="table-column">
      <style:table-column-properties style:column-width="0.9389in"/>
    </style:style>
    <style:style style:name="Table6.B" style:family="table-column">
      <style:table-column-properties style:column-width="1.9111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T1" style:family="text"/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🧠 ELI5 Cheat Sheet for Your Trading Program (Updated)</text:h>
      <text:p text:style-name="Text_20_body">Your program basically answers one big question:</text:p>
      <text:p text:style-name="Quotations"><text:span text:style-name="Strong_20_Emphasis">“If I started with $10,000, which strategy would make the most money with the least risk?”</text:span></text:p>
      <text:p text:style-name="Text_20_body">Your system downloads market data, runs strategies, simulates trades, and compares results.</text:p>
      <text:p text:style-name="Horizontal_20_Line"/>
      <text:h text:style-name="Heading_20_1" text:outline-level="1">🧠 The 3 Strategies Your Bot Tes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trategy</text:p>
            </table:table-cell>
            <table:table-cell table:style-name="Table1.A1" office:value-type="string">
              <text:p text:style-name="Table_20_Heading">Idea</text:p>
            </table:table-cell>
            <table:table-cell table:style-name="Table1.A1" office:value-type="string">
              <text:p text:style-name="Table_20_Heading">What it Do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MA</text:span></text:p>
          </table:table-cell>
          <table:table-cell table:style-name="Table1.A1" office:value-type="string">
            <text:p text:style-name="Table_20_Contents">Follow the trend</text:p>
          </table:table-cell>
          <table:table-cell table:style-name="Table1.A1" office:value-type="string">
            <text:p text:style-name="Table_20_Contents">Buy when price starts trending up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R</text:span></text:p>
          </table:table-cell>
          <table:table-cell table:style-name="Table1.A1" office:value-type="string">
            <text:p text:style-name="Table_20_Contents">Buy dips</text:p>
          </table:table-cell>
          <table:table-cell table:style-name="Table1.A1" office:value-type="string">
            <text:p text:style-name="Table_20_Contents">Buy when price drops below averag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daptive</text:span></text:p>
          </table:table-cell>
          <table:table-cell table:style-name="Table1.A1" office:value-type="string">
            <text:p text:style-name="Table_20_Contents">Smart switcher</text:p>
          </table:table-cell>
          <table:table-cell table:style-name="Table1.A1" office:value-type="string">
            <text:p text:style-name="Table_20_Contents">Uses MA or MR depending on market</text:p>
          </table:table-cell>
        </table:table-row>
      </table:table>
      <text:p text:style-name="Text_20_body">These are defined in:</text:p>
      <text:section text:style-name="Sect1" text:name="code-block-viewer">
        <text:p text:style-name="Preformatted_20_Text">strategies.py</text:p>
      </text:section>
      <text:p text:style-name="Horizontal_20_Line"/>
      <text:h text:style-name="Heading_20_1" text:outline-level="1">🧠 Signals vs Trades (Important Concept)</text:h>
      <text:p text:style-name="Text_20_body">Your strategies generate <text:span text:style-name="Strong_20_Emphasis">signals</text:span>, not trades.</text:p>
      <text:p text:style-name="Text_20_body">Signal = opinion<text:line-break/>Trade = action</text:p>
      <text:p text:style-name="Text_20_body">Example:</text:p>
      <text:section text:style-name="Sect1" text:name="Section1">
        <text:p text:style-name="Preformatted_20_Text"><text:bookmark text:name="code-block-viewer"/>MA strategy → BUY signal</text:p>
        <text:p text:style-name="Preformatted_20_Text">Portfolio → executes BUY trade</text:p>
      </text:section>
      <text:p text:style-name="Text_20_body">Your <text:span text:style-name="Strong_20_Emphasis">portfolio engine</text:span> decides:</text:p>
      <text:section text:style-name="Sect1" text:name="Section2">
        <text:p text:style-name="Preformatted_20_Text"><text:bookmark text:name="code-block-viewer29"/>cash</text:p>
        <text:p text:style-name="Preformatted_20_Text">shares</text:p>
        <text:p text:style-name="Preformatted_20_Text">position</text:p>
      </text:section>
      <text:p text:style-name="Text_20_body">This logic lives in:</text:p>
      <text:section text:style-name="Sect1" text:name="Section3">
        <text:p text:style-name="Preformatted_20_Text"><text:bookmark text:name="code-block-viewer30"/>portfolio.py</text:p>
      </text:section>
      <text:p text:style-name="Horizontal_20_Line"/>
      <text:h text:style-name="Heading_20_1" text:outline-level="1">📈 GRAPH 1 — Price Chart</text:h>
      <text:p text:style-name="Text_20_body">What you see:</text:p>
      <text:p text:style-name="Text_20_body"><text:soft-page-break/>Price line with arrows.</text:p>
      <text:h text:style-name="Heading_20_3" text:outline-level="3">What it means</text:h>
      <text:p text:style-name="Text_20_body">Black line = stock price over time<text:line-break/>Colored arrows = where the bot traded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ymbol</text:p>
            </table:table-cell>
            <table:table-cell table:style-name="Table2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2.A1" office:value-type="string">
            <text:p text:style-name="Table_20_Contents">▲</text:p>
          </table:table-cell>
          <table:table-cell table:style-name="Table2.A1" office:value-type="string">
            <text:p text:style-name="Table_20_Contents">BUY</text:p>
          </table:table-cell>
        </table:table-row>
        <table:table-row>
          <table:table-cell table:style-name="Table2.A1" office:value-type="string">
            <text:p text:style-name="Table_20_Contents">▼</text:p>
          </table:table-cell>
          <table:table-cell table:style-name="Table2.A1" office:value-type="string">
            <text:p text:style-name="Table_20_Contents">SELL</text:p>
          </table:table-cell>
        </table:table-row>
      </table:table>
      <text:h text:style-name="Heading_20_3" text:outline-level="3">Color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olor</text:p>
            </table:table-cell>
            <table:table-cell table:style-name="Table3.A1" office:value-type="string">
              <text:p text:style-name="Table_20_Heading">Strategy</text:p>
            </table:table-cell>
          </table:table-row>
        </table:table-header-rows>
        <table:table-row>
          <table:table-cell table:style-name="Table3.A1" office:value-type="string">
            <text:p text:style-name="Table_20_Contents">Green</text:p>
          </table:table-cell>
          <table:table-cell table:style-name="Table3.A1" office:value-type="string">
            <text:p text:style-name="Table_20_Contents">Moving Average</text:p>
          </table:table-cell>
        </table:table-row>
        <table:table-row>
          <table:table-cell table:style-name="Table3.A1" office:value-type="string">
            <text:p text:style-name="Table_20_Contents">Orange</text:p>
          </table:table-cell>
          <table:table-cell table:style-name="Table3.A1" office:value-type="string">
            <text:p text:style-name="Table_20_Contents">Mean Reversion</text:p>
          </table:table-cell>
        </table:table-row>
        <table:table-row>
          <table:table-cell table:style-name="Table3.A1" office:value-type="string">
            <text:p text:style-name="Table_20_Contents">Purple</text:p>
          </table:table-cell>
          <table:table-cell table:style-name="Table3.A1" office:value-type="string">
            <text:p text:style-name="Table_20_Contents">Adaptive</text:p>
          </table:table-cell>
        </table:table-row>
      </table:table>
      <text:p text:style-name="Text_20_body">Example:</text:p>
      <text:section text:style-name="Sect1" text:name="Section4">
        <text:p text:style-name="Preformatted_20_Text"><text:bookmark text:name="code-block-viewer31"/>▲ green → ▼ green</text:p>
      </text:section>
      <text:p text:style-name="Text_20_body">Means:</text:p>
      <text:p text:style-name="Text_20_body">Moving Average bought there and sold there.</text:p>
      <text:p text:style-name="Horizontal_20_Line"/>
      <text:h text:style-name="Heading_20_1" text:outline-level="1">📊 GRAPH 2 — Strategy Comparison (Very Important)</text:h>
      <text:p text:style-name="Text_20_body">Lines you’ll see:</text:p>
      <text:section text:style-name="Sect1" text:name="Section5">
        <text:p text:style-name="Preformatted_20_Text"><text:bookmark text:name="code-block-viewer32"/>Moving Average</text:p>
        <text:p text:style-name="Preformatted_20_Text">Mean Reversion</text:p>
        <text:p text:style-name="Preformatted_20_Text">Adaptive</text:p>
        <text:p text:style-name="Preformatted_20_Text">Buy &amp; Hold</text:p>
      </text:section>
      <text:p text:style-name="Text_20_body">This graph answers:</text:p>
      <text:p text:style-name="Quotations"><text:span text:style-name="Strong_20_Emphasis">If each strategy started with $10,000, how much would it grow?</text:span></text:p>
      <text:p text:style-name="Text_20_body">Example:</text:p>
      <text:section text:style-name="Sect1" text:name="Section6">
        <text:p text:style-name="Preformatted_20_Text"><text:bookmark text:name="code-block-viewer33"/>MA <text:s text:c="6"/>$11,500</text:p>
        <text:p text:style-name="Preformatted_20_Text">MR <text:s text:c="6"/>$10,900</text:p>
        <text:p text:style-name="Preformatted_20_Text">AD <text:s text:c="6"/>$12,200</text:p>
        <text:p text:style-name="Preformatted_20_Text">BuyHold <text:s/>$11,000</text:p>
      </text:section>
      <text:p text:style-name="Text_20_body">Winner:</text:p>
      <text:section text:style-name="Sect1" text:name="Section7">
        <text:p text:style-name="Preformatted_20_Text"><text:bookmark text:name="code-block-viewer34"/>Adaptive</text:p>
      </text:section>
      <text:p text:style-name="Text_20_body">The code calculates portfolio value every day:</text:p>
      <text:section text:style-name="Sect1" text:name="Section8">
        <text:p text:style-name="Preformatted_20_Text"><text:bookmark text:name="code-block-viewer35"/>backtest_utils.py</text:p>
        <text:p text:style-name="Preformatted_20_Text">portfolio_value = cash + (shares * current_price)</text:p>
      </text:section>
      <text:p text:style-name="Horizontal_20_Line"><text:soft-page-break/></text:p>
      <text:h text:style-name="Heading_20_1" text:outline-level="1">📉 GRAPH 3 — Drawdown</text:h>
      <text:p text:style-name="Text_20_body">This shows <text:span text:style-name="Strong_20_Emphasis">how painful the ride was</text:span>.</text:p>
      <text:p text:style-name="Text_20_body">Drawdown = how far the account falls from its peak.</text:p>
      <text:p text:style-name="Text_20_body">Example:</text:p>
      <text:section text:style-name="Sect1" text:name="Section9">
        <text:p text:style-name="Preformatted_20_Text"><text:bookmark text:name="code-block-viewer36"/>Start: $10,000</text:p>
        <text:p text:style-name="Preformatted_20_Text">Peak: <text:s/>$12,000</text:p>
        <text:p text:style-name="Preformatted_20_Text">Drop: <text:s/>$9,000</text:p>
      </text:section>
      <text:p text:style-name="Text_20_body">Drawdown:</text:p>
      <text:section text:style-name="Sect1" text:name="Section10">
        <text:p text:style-name="Preformatted_20_Text"><text:bookmark text:name="code-block-viewer37"/>(9000 - 12000) / 12000 = -25%</text:p>
      </text:section>
      <text:p text:style-name="Text_20_body">Meaning:</text:p>
      <text:section text:style-name="Sect1" text:name="Section11">
        <text:p text:style-name="Preformatted_20_Text"><text:bookmark text:name="code-block-viewer38"/>-25% drawdown</text:p>
      </text:section>
      <text:p text:style-name="Text_20_body">Calculated here:</text:p>
      <text:section text:style-name="Sect1" text:name="Section12">
        <text:p text:style-name="Preformatted_20_Text"><text:bookmark text:name="code-block-viewer39"/>backtest_utils.py</text:p>
      </text:section>
      <text:p text:style-name="Horizontal_20_Line"/>
      <text:h text:style-name="Heading_20_1" text:outline-level="1">📊 GRAPH 4 — Trade Profit Distribution</text:h>
      <text:p text:style-name="Text_20_body">This histogram shows <text:span text:style-name="Strong_20_Emphasis">how big wins and losses are</text:span>.</text:p>
      <text:p text:style-name="Text_20_body">Example:</text:p>
      <text:section text:style-name="Sect1" text:name="Section13">
        <text:p text:style-name="Preformatted_20_Text"><text:bookmark text:name="code-block-viewer40"/>Profit</text:p>
        <text:p text:style-name="Preformatted_20_Text"><text:s text:c="2"/>^</text:p>
        <text:p text:style-name="Preformatted_20_Text"><text:s text:c="2"/>| <text:s text:c="4"/>█</text:p>
        <text:p text:style-name="Preformatted_20_Text"><text:s text:c="2"/>| <text:s/>█ <text:s/>█ <text:s/>█</text:p>
        <text:p text:style-name="Preformatted_20_Text"><text:s text:c="2"/>| <text:s/>█ <text:s/>█</text:p>
        <text:p text:style-name="Preformatted_20_Text"><text:s text:c="2"/>|__________→</text:p>
        <text:p text:style-name="Preformatted_20_Text"><text:s text:c="6"/>$</text:p>
      </text:section>
      <text:p text:style-name="Text_20_body">Questions it answers:</text:p>
      <text:p text:style-name="Text_20_body">• Do trades usually win?<text:line-break/>• Are losses large?<text:line-break/>• Are wins large?</text:p>
      <text:p text:style-name="Horizontal_20_Line"/>
      <text:h text:style-name="Heading_20_1" text:outline-level="1">📊 GRAPH 5 — Win / Loss Count</text:h>
      <text:p text:style-name="Text_20_body">Bar chart showing:</text:p>
      <text:section text:style-name="Sect1" text:name="Section14">
        <text:p text:style-name="Preformatted_20_Text"><text:bookmark text:name="code-block-viewer41"/>MA Wins</text:p>
        <text:p text:style-name="Preformatted_20_Text">MA Losses</text:p>
        <text:p text:style-name="Preformatted_20_Text">MR Wins</text:p>
        <text:p text:style-name="Preformatted_20_Text">MR Losses</text:p>
        <text:p text:style-name="Preformatted_20_Text"><text:soft-page-break/>AD Wins</text:p>
        <text:p text:style-name="Preformatted_20_Text">AD Losses</text:p>
      </text:section>
      <text:p text:style-name="Text_20_body">Example:</text:p>
      <text:section text:style-name="Sect1" text:name="Section15">
        <text:p text:style-name="Preformatted_20_Text"><text:bookmark text:name="code-block-viewer42"/>MA Wins: 8</text:p>
        <text:p text:style-name="Preformatted_20_Text">MA Loss: 5</text:p>
      </text:section>
      <text:p text:style-name="Text_20_body">Win rate:</text:p>
      <text:section text:style-name="Sect1" text:name="Section16">
        <text:p text:style-name="Preformatted_20_Text"><text:bookmark text:name="code-block-viewer43"/>8 / 13 = 61%</text:p>
      </text:section>
      <text:p text:style-name="Text_20_body">Your program also prints this in the terminal.</text:p>
      <text:p text:style-name="Horizontal_20_Line"/>
      <text:h text:style-name="Heading_20_1" text:outline-level="1">📈 GRAPH 6 — Rolling Sharpe Ratio</text:h>
      <text:p text:style-name="Text_20_body">Sharpe Ratio measures:</text:p>
      <text:p text:style-name="Quotations"><text:span text:style-name="Strong_20_Emphasis">Reward ÷ Risk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Sharpe</text:p>
            </table:table-cell>
            <table:table-cell table:style-name="Table4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4.A1" office:value-type="string">
            <text:p text:style-name="Table_20_Contents">&lt;0</text:p>
          </table:table-cell>
          <table:table-cell table:style-name="Table4.A1" office:value-type="string">
            <text:p text:style-name="Table_20_Contents">Losing</text:p>
          </table:table-cell>
        </table:table-row>
        <table:table-row>
          <table:table-cell table:style-name="Table4.A1" office:value-type="string">
            <text:p text:style-name="Table_20_Contents">0.5</text:p>
          </table:table-cell>
          <table:table-cell table:style-name="Table4.A1" office:value-type="string">
            <text:p text:style-name="Table_20_Contents">OK</text:p>
          </table:table-cell>
        </table:table-row>
        <table:table-row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Good</text:p>
          </table:table-cell>
        </table:table-row>
        <table:table-row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Excellent</text:p>
          </table:table-cell>
        </table:table-row>
      </table:table>
      <text:p text:style-name="Text_20_body">Calculated in:</text:p>
      <text:section text:style-name="Sect1" text:name="Section17">
        <text:p text:style-name="Preformatted_20_Text"><text:bookmark text:name="code-block-viewer44"/>backtest_utils.py</text:p>
      </text:section>
      <text:p text:style-name="Horizontal_20_Line"/>
      <text:h text:style-name="Heading_20_1" text:outline-level="1">🧾 Terminal Statistics Cheat Sheet</text:h>
      <text:p text:style-name="Text_20_body">Example terminal output:</text:p>
      <text:section text:style-name="Sect1" text:name="Section18">
        <text:p text:style-name="Preformatted_20_Text"><text:bookmark text:name="code-block-viewer45"/>Moving Average</text:p>
        <text:p text:style-name="Preformatted_20_Text">Trades: 7</text:p>
        <text:p text:style-name="Preformatted_20_Text">Win Rate: 28.6 %</text:p>
        <text:p text:style-name="Preformatted_20_Text">Avg Trade: -88.17</text:p>
        <text:p text:style-name="Preformatted_20_Text">Profit Factor: 0.34</text:p>
      </text:section>
      <text:h text:style-name="Heading_20_3" text:outline-level="3">Trades</text:h>
      <text:p text:style-name="Text_20_body">Number of BUY→SELL pairs.</text:p>
      <text:section text:style-name="Sect1" text:name="Section19">
        <text:p text:style-name="Preformatted_20_Text"><text:bookmark text:name="code-block-viewer46"/>BUY → SELL = 1 trade</text:p>
      </text:section>
      <text:p text:style-name="Horizontal_20_Line"/>
      <text:h text:style-name="Heading_20_3" text:outline-level="3">Win Rate</text:h>
      <text:section text:style-name="Sect1" text:name="Section20">
        <text:p text:style-name="Preformatted_20_Text"><text:bookmark text:name="code-block-viewer47"/>wins / total trades</text:p>
      </text:section>
      <text:p text:style-name="Text_20_body">Example:</text:p>
      <text:section text:style-name="Sect1" text:name="Section21">
        <text:p text:style-name="Preformatted_20_Text"><text:bookmark text:name="code-block-viewer48"/>7 trades</text:p>
        <text:p text:style-name="Preformatted_20_Text">2 wins</text:p>
        <text:p text:style-name="Preformatted_20_Text"><text:soft-page-break/>= 28%</text:p>
      </text:section>
      <text:p text:style-name="Horizontal_20_Line"/>
      <text:h text:style-name="Heading_20_3" text:outline-level="3">Avg Trade</text:h>
      <text:p text:style-name="Text_20_body">Average profit or loss per trade.</text:p>
      <text:p text:style-name="Text_20_body">Example:</text:p>
      <text:section text:style-name="Sect1" text:name="Section22">
        <text:p text:style-name="Preformatted_20_Text"><text:bookmark text:name="code-block-viewer49"/>+50</text:p>
        <text:p text:style-name="Preformatted_20_Text">-30</text:p>
        <text:p text:style-name="Preformatted_20_Text">+70</text:p>
        <text:p text:style-name="Preformatted_20_Text">-20</text:p>
      </text:section>
      <text:p text:style-name="Text_20_body">Average:</text:p>
      <text:section text:style-name="Sect1" text:name="Section23">
        <text:p text:style-name="Preformatted_20_Text"><text:bookmark text:name="code-block-viewer50"/>(50 - 30 + 70 - 20) / 4 = +17.5</text:p>
      </text:section>
      <text:p text:style-name="Horizontal_20_Line"/>
      <text:h text:style-name="Heading_20_3" text:outline-level="3">Profit Factor (Very Important)</text:h>
      <text:p text:style-name="Text_20_body">Formula:</text:p>
      <text:section text:style-name="Sect1" text:name="Section24">
        <text:p text:style-name="Preformatted_20_Text"><text:bookmark text:name="code-block-viewer51"/>total profits / total losses</text:p>
      </text:section>
      <text:p text:style-name="Text_20_body">Example:</text:p>
      <text:section text:style-name="Sect1" text:name="Section25">
        <text:p text:style-name="Preformatted_20_Text"><text:bookmark text:name="code-block-viewer52"/>wins = $1000</text:p>
        <text:p text:style-name="Preformatted_20_Text">loss = $500</text:p>
        <text:p text:style-name="Preformatted_20_Text">profit factor = 2</text:p>
      </text:section>
      <text:p text:style-name="Text_20_body">Meaning:</text:p>
      <text:p text:style-name="Text_20_body">You make <text:span text:style-name="Strong_20_Emphasis">$2 for every $1 you lose</text:span>.</text:p>
      <text:p text:style-name="Text_20_body">Calculated here:</text:p>
      <text:section text:style-name="Sect1" text:name="Section26">
        <text:p text:style-name="Preformatted_20_Text"><text:bookmark text:name="code-block-viewer53"/>backtest_utils.py</text:p>
      </text:section>
      <text:p text:style-name="Horizontal_20_Line"/>
      <text:h text:style-name="Heading_20_1" text:outline-level="1">📊 Heatmap</text:h>
      <text:p text:style-name="Text_20_body">This chart answers:</text:p>
      <text:p text:style-name="Quotations"><text:span text:style-name="Strong_20_Emphasis">Which strategy wins on each stock?</text:span></text:p>
      <text:p text:style-name="Text_20_body">Example: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header-rows>
          <table:table-row>
            <table:table-cell table:style-name="Table5.A1" office:value-type="string">
              <text:p text:style-name="Table_20_Heading">Ticker</text:p>
            </table:table-cell>
            <table:table-cell table:style-name="Table5.A1" office:value-type="string">
              <text:p text:style-name="Table_20_Heading">MA</text:p>
            </table:table-cell>
            <table:table-cell table:style-name="Table5.A1" office:value-type="string">
              <text:p text:style-name="Table_20_Heading">MR</text:p>
            </table:table-cell>
            <table:table-cell table:style-name="Table5.A1" office:value-type="string">
              <text:p text:style-name="Table_20_Heading">AD</text:p>
            </table:table-cell>
          </table:table-row>
        </table:table-header-rows>
        <table:table-row>
          <table:table-cell table:style-name="Table5.A1" office:value-type="string">
            <text:p text:style-name="Table_20_Contents">NVDA</text:p>
          </table:table-cell>
          <table:table-cell table:style-name="Table5.A1" office:value-type="string">
            <text:p text:style-name="Table_20_Contents">0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0</text:p>
          </table:table-cell>
        </table:table-row>
        <table:table-row>
          <table:table-cell table:style-name="Table5.A1" office:value-type="string">
            <text:p text:style-name="Table_20_Contents">TSLA</text:p>
          </table:table-cell>
          <table:table-cell table:style-name="Table5.A1" office:value-type="string">
            <text:p text:style-name="Table_20_Contents">0</text:p>
          </table:table-cell>
          <table:table-cell table:style-name="Table5.A1" office:value-type="string">
            <text:p text:style-name="Table_20_Contents">0</text:p>
          </table:table-cell>
          <table:table-cell table:style-name="Table5.A1" office:value-type="string">
            <text:p text:style-name="Table_20_Contents">1</text:p>
          </table:table-cell>
        </table:table-row>
      </table:table>
      <text:p text:style-name="Text_20_body">Color indicates the winner.</text:p>
      <text:p text:style-name="Text_20_body">Generated in:</text:p>
      <text:section text:style-name="Sect1" text:name="Section27">
        <text:p text:style-name="Preformatted_20_Text"><text:bookmark text:name="code-block-viewer54"/>charts.py</text:p>
      </text:section>
      <text:p text:style-name="Horizontal_20_Line"/>
      <text:h text:style-name="Heading_20_1" text:outline-level="1"><text:soft-page-break/>📊 Strategy Dominance Chart</text:h>
      <text:p text:style-name="Text_20_body">Bar chart:</text:p>
      <text:section text:style-name="Sect1" text:name="Section28">
        <text:p text:style-name="Preformatted_20_Text"><text:bookmark text:name="code-block-viewer55"/>MA wins: 7</text:p>
        <text:p text:style-name="Preformatted_20_Text">MR wins: 12</text:p>
        <text:p text:style-name="Preformatted_20_Text">AD wins: 18</text:p>
      </text:section>
      <text:p text:style-name="Text_20_body">This tells you:</text:p>
      <text:p text:style-name="Quotations">Which strategy wins <text:span text:style-name="Strong_20_Emphasis">across many stocks</text:span>.</text:p>
      <text:p text:style-name="Horizontal_20_Line"/>
      <text:h text:style-name="Heading_20_1" text:outline-level="1">📊 Market Regime Detection</text:h>
      <text:p text:style-name="Text_20_body">Your program detects if the market is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Type</text:p>
            </table:table-cell>
            <table:table-cell table:style-name="Table6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6.A1" office:value-type="string">
            <text:p text:style-name="Table_20_Contents">TRENDING</text:p>
          </table:table-cell>
          <table:table-cell table:style-name="Table6.A1" office:value-type="string">
            <text:p text:style-name="Table_20_Contents">Strong up/down movement</text:p>
          </table:table-cell>
        </table:table-row>
        <table:table-row>
          <table:table-cell table:style-name="Table6.A1" office:value-type="string">
            <text:p text:style-name="Table_20_Contents">SIDEWAYS</text:p>
          </table:table-cell>
          <table:table-cell table:style-name="Table6.A1" office:value-type="string">
            <text:p text:style-name="Table_20_Contents">Bouncing around</text:p>
          </table:table-cell>
        </table:table-row>
      </table:table>
      <text:p text:style-name="Text_20_body">Code:</text:p>
      <text:section text:style-name="Sect1" text:name="Section29">
        <text:p text:style-name="Preformatted_20_Text"><text:bookmark text:name="code-block-viewer56"/>strategies.py</text:p>
      </text:section>
      <text:p text:style-name="Text_20_body">The <text:span text:style-name="Strong_20_Emphasis">Adaptive strategy uses this</text:span>.</text:p>
      <text:section text:style-name="Sect1" text:name="Section30">
        <text:p text:style-name="Preformatted_20_Text"><text:bookmark text:name="code-block-viewer57"/>TRENDING → MA</text:p>
        <text:p text:style-name="Preformatted_20_Text">SIDEWAYS → MR</text:p>
      </text:section>
      <text:p text:style-name="Horizontal_20_Line"/>
      <text:h text:style-name="Heading_20_1" text:outline-level="1">📊 Market Scanner</text:h>
      <text:p text:style-name="Text_20_body">When you run:</text:p>
      <text:section text:style-name="Sect1" text:name="Section31">
        <text:p text:style-name="Preformatted_20_Text"><text:bookmark text:name="code-block-viewer58"/>python3 market_agent.py --scan sp500 --top 10</text:p>
      </text:section>
      <text:p text:style-name="Text_20_body">Your bot:</text:p>
      <text:p text:style-name="Text_20_body">1️⃣ Loads many stocks<text:line-break/>2️⃣ Runs all strategies<text:line-break/>3️⃣ Compares results<text:line-break/>4️⃣ Picks winners</text:p>
      <text:p text:style-name="Text_20_body">Output example:</text:p>
      <text:section text:style-name="Sect1" text:name="Section32">
        <text:p text:style-name="Preformatted_20_Text"><text:bookmark text:name="code-block-viewer59"/>MO <text:s text:c="3"/>| SIDEWAYS | MA: <text:s/>9773 <text:s/>MR: 10598 <text:s/>AD: 10598 | Winner: MR</text:p>
      </text:section>
      <text:p text:style-name="Text_20_body">Meaning:</text:p>
      <text:section text:style-name="Sect1" text:name="Section33">
        <text:p text:style-name="Preformatted_20_Text"><text:bookmark text:name="code-block-viewer60"/>MR performed best on MO</text:p>
      </text:section>
      <text:p text:style-name="Horizontal_20_Line"/>
      <text:h text:style-name="Heading_20_1" text:outline-level="1"><text:soft-page-break/>🟢 Live Simulation Mode</text:h>
      <text:p text:style-name="Text_20_body">When you run:</text:p>
      <text:section text:style-name="Sect1" text:name="Section34">
        <text:p text:style-name="Preformatted_20_Text"><text:bookmark text:name="code-block-viewer61"/>python3 market_agent.py --live</text:p>
      </text:section>
      <text:p text:style-name="Text_20_body">The bot:</text:p>
      <text:p text:style-name="Text_20_body">1️⃣ Downloads live prices<text:line-break/>2️⃣ Runs strategies<text:line-break/>3️⃣ Generates signals<text:line-break/>4️⃣ Simulates trades in real time</text:p>
      <text:p text:style-name="Text_20_body">No real money involved — it's <text:span text:style-name="Strong_20_Emphasis">paper trading</text:span>.</text:p>
      <text:p text:style-name="Horizontal_20_Line"/>
      <text:h text:style-name="Heading_20_1" text:outline-level="1">🧠 The 5 Most Important Things To Look At</text:h>
      <text:p text:style-name="Text_20_body">If you only check a few things:</text:p>
      <text:h text:style-name="Heading_20_3" text:outline-level="3">1️⃣ Final Portfolio Value</text:h>
      <text:p text:style-name="Text_20_body">Which strategy made the most money.</text:p>
      <text:p text:style-name="Horizontal_20_Line"/>
      <text:h text:style-name="Heading_20_3" text:outline-level="3">2️⃣ Sharpe Ratio</text:h>
      <text:p text:style-name="Text_20_body">Best <text:span text:style-name="Strong_20_Emphasis">risk-adjusted</text:span> return.</text:p>
      <text:p text:style-name="Horizontal_20_Line"/>
      <text:h text:style-name="Heading_20_3" text:outline-level="3">3️⃣ Drawdown</text:h>
      <text:p text:style-name="Text_20_body">How painful the losses were.</text:p>
      <text:p text:style-name="Horizontal_20_Line"/>
      <text:h text:style-name="Heading_20_3" text:outline-level="3">4️⃣ Win Rate</text:h>
      <text:p text:style-name="Text_20_body">How often trades win.</text:p>
      <text:p text:style-name="Horizontal_20_Line"/>
      <text:h text:style-name="Heading_20_3" text:outline-level="3">5️⃣ Profit Factor</text:h>
      <text:p text:style-name="Text_20_body">Are wins <text:span text:style-name="Strong_20_Emphasis">bigger than losses</text:span>?</text:p>
      <text:p text:style-name="Horizontal_20_Line"/>
      <text:h text:style-name="Heading_20_1" text:outline-level="1"><text:soft-page-break/>🧠 The Big Idea of Your Program</text:h>
      <text:p text:style-name="Text_20_body">Your system basically does:</text:p>
      <text:section text:style-name="Sect1" text:name="Section35">
        <text:p text:style-name="Preformatted_20_Text"><text:bookmark text:name="code-block-viewer62"/>1. Download stock data</text:p>
        <text:p text:style-name="Preformatted_20_Text">2. Run strategies</text:p>
        <text:p text:style-name="Preformatted_20_Text">3. Generate signals</text:p>
        <text:p text:style-name="Preformatted_20_Text">4. Simulate trades</text:p>
        <text:p text:style-name="Preformatted_20_Text">5. Measure performance</text:p>
        <text:p text:style-name="Preformatted_20_Text">6. Compare strategies</text:p>
      </text:section>
      <text:p text:style-name="Text_20_body">Main engine:</text:p>
      <text:section text:style-name="Sect1" text:name="Section36">
        <text:p text:style-name="Preformatted_20_Text"><text:bookmark text:name="code-block-viewer63"/>backtest_utils.py</text:p>
      </text:section>
      <text:p text:style-name="Horizontal_20_Line"/>
      <text:h text:style-name="Heading_20_1" text:outline-level="1">⚡ Important Truth About Trading</text:h>
      <text:p text:style-name="Text_20_body">A strategy can:</text:p>
      <text:section text:style-name="Sect1" text:name="Section37">
        <text:p text:style-name="Preformatted_20_Text"><text:bookmark text:name="code-block-viewer64"/>lose often</text:p>
        <text:p text:style-name="Preformatted_20_Text">but still make money</text:p>
      </text:section>
      <text:p text:style-name="Text_20_body">Example:</text:p>
      <text:section text:style-name="Sect1" text:name="Section38">
        <text:p text:style-name="Preformatted_20_Text"><text:bookmark text:name="code-block-viewer65"/>Win Rate = 40%</text:p>
        <text:p text:style-name="Preformatted_20_Text">Profit Factor = 2.5</text:p>
      </text:section>
      <text:p text:style-name="Text_20_body">This can still be <text:span text:style-name="Strong_20_Emphasis">very profitable</text:span>.</text:p>
      <text:p text:style-name="Horizontal_20_Line"/>
      <text:h text:style-name="Heading_20_1" text:outline-level="1">🧠 The Real Power of Your System</text:h>
      <text:p text:style-name="Text_20_body">Your program already includes:</text:p>
      <text:p text:style-name="Text_20_body">✔ backtesting<text:line-break/>✔ multi-strategy comparison<text:line-break/>✔ market regime detection<text:line-break/>✔ portfolio simulation<text:line-break/>✔ strategy scanning<text:line-break/>✔ heatmap analytics<text:line-break/>✔ Sharpe &amp; drawdown risk metrics<text:line-break/>✔ live market simulation</text:p>
      <text:p text:style-name="Text_20_body">That’s essentially a <text:span text:style-name="Strong_20_Emphasis">mini quantitative trading research lab</text:span>.</text:p>
      <text:p text:style-name="Text_20_body">Which is pretty wild considering you built it piece-by-piece over the last few days. 🚀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8T08:02:43.031404461</meta:creation-date>
    <dc:date>2026-03-09T08:03:15.460964129</dc:date>
    <meta:editing-duration>P1DT32S</meta:editing-duration>
    <meta:editing-cycles>2</meta:editing-cycles>
    <meta:generator>LibreOffice/7.3.7.2$Linux_X86_64 LibreOffice_project/30$Build-2</meta:generator>
    <meta:document-statistic meta:table-count="6" meta:image-count="0" meta:object-count="0" meta:page-count="8" meta:paragraph-count="252" meta:word-count="862" meta:character-count="4804" meta:non-whitespace-character-count="4138"/>
  </office:meta>
</office:document-meta>
</file>